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arial1" svg:font-family="ari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arial" fo:font-size="9.64999961853027pt" fo:letter-spacing="normal" fo:font-style="normal" fo:font-weight="normal"/>
    </style:style>
    <style:style style:name="P2" style:family="paragraph" style:parent-style-name="Standard">
      <style:paragraph-properties fo:orphans="2" fo:widows="2"/>
    </style:style>
    <style:style style:name="P3" style:family="paragraph" style:parent-style-name="Standard">
      <style:paragraph-properties fo:orphans="2" fo:widows="2"/>
      <style:text-properties fo:font-variant="normal" fo:text-transform="none" fo:color="#222222" style:font-name="arial" fo:font-size="9.64999961853027pt" fo:letter-spacing="normal" fo:font-style="normal" fo:font-weight="normal"/>
    </style:style>
    <style:style style:name="P4" style:family="paragraph" style:parent-style-name="Standard">
      <style:paragraph-properties fo:orphans="2" fo:widows="2"/>
    </style:style>
    <style:style style:name="P5" style:family="paragraph" style:parent-style-name="Standard">
      <style:paragraph-properties fo:orphans="2" fo:widows="2"/>
      <style:text-properties fo:background-color="transparent"/>
    </style:style>
    <style:style style:name="P6" style:family="paragraph" style:parent-style-name="Standard">
      <style:paragraph-properties fo:margin-left="0cm" fo:margin-right="0cm" fo:orphans="2" fo:widows="2" fo:text-indent="0cm" style:auto-text-indent="false"/>
      <style:text-properties fo:font-variant="normal" fo:text-transform="none" fo:color="#222222" style:font-name="arial" fo:font-size="9.64999961853027pt" fo:letter-spacing="normal" fo:font-style="normal" fo:font-weight="normal"/>
    </style:style>
    <style:style style:name="P7" style:family="paragraph" style:parent-style-name="Standard">
      <style:paragraph-properties fo:orphans="2" fo:widows="2"/>
      <style:text-properties fo:font-variant="normal" fo:text-transform="none" fo:color="#222222" style:font-name="arial" fo:font-size="9.64999961853027pt" fo:letter-spacing="normal" fo:font-style="normal" fo:font-weight="normal"/>
    </style:style>
    <style:style style:name="P8" style:family="paragraph" style:parent-style-name="Standard">
      <style:paragraph-properties fo:orphans="2" fo:widows="2"/>
    </style:style>
    <style:style style:name="T1" style:family="text">
      <style:text-properties fo:background-color="transparent"/>
    </style:style>
    <style:style style:name="T2" style:family="text">
      <style:text-properties fo:color="#000000" style:font-name="arial1" fo:font-size="12pt"/>
    </style:style>
  </office:automatic-styles>
  <office:body>
    <office:text text:use-soft-page-breaks="true">
      <text:tracked-changes>
        <text:changed-region text:id="ct941636560">
          <text:deletion>
            <office:change-info>
              <dc:creator>Unknown Author</dc:creator>
              <dc:date>2010-11-11T19:52:00</dc:date>
            </office:change-info>
            <text:p text:style-name="P1"><text:s/></text:p>
          </text:deletion>
        </text:changed-region>
        <text:changed-region text:id="ct110683664">
          <text:deletion>
            <office:change-info>
              <dc:creator>Thiago Colucci</dc:creator>
              <dc:date>2010-11-11T20:57:00</dc:date>
            </office:change-info>
            <text:p text:style-name="P1">we have created</text:p>
          </text:deletion>
        </text:changed-region>
        <text:changed-region text:id="ct110659584">
          <text:insertion>
            <office:change-info>
              <dc:creator>Thiago Colucci</dc:creator>
              <dc:date>2010-11-11T20:57:00</dc:date>
            </office:change-info>
          </text:insertion>
        </text:changed-region>
        <text:changed-region text:id="ct982988720">
          <text:insertion>
            <office:change-info>
              <dc:creator>Thiago Colucci</dc:creator>
              <dc:date>2010-11-11T20:57:00</dc:date>
            </office:change-info>
          </text:insertion>
        </text:changed-region>
        <text:changed-region text:id="ct893362944">
          <text:insertion>
            <office:change-info>
              <dc:creator>Fabio Kon</dc:creator>
              <dc:date>2010-11-11T17:50:00</dc:date>
            </office:change-info>
          </text:insertion>
        </text:changed-region>
        <text:changed-region text:id="ct893362592">
          <text:deletion>
            <office:change-info>
              <dc:creator>Fabio Kon</dc:creator>
              <dc:date>2010-11-11T18:04:00</dc:date>
            </office:change-info>
            <text:p text:style-name="P1">,</text:p>
          </text:deletion>
        </text:changed-region>
        <text:changed-region text:id="ct984164320">
          <text:insertion>
            <office:change-info>
              <dc:creator>Thiago Colucci</dc:creator>
              <dc:date>2010-11-11T20:56:00</dc:date>
            </office:change-info>
          </text:insertion>
        </text:changed-region>
        <text:changed-region text:id="ct22728480">
          <text:insertion>
            <office:change-info>
              <dc:creator>Thiago Colucci</dc:creator>
              <dc:date>2010-11-11T20:57:00</dc:date>
            </office:change-info>
          </text:insertion>
        </text:changed-region>
        <text:changed-region text:id="ct941704240">
          <text:deletion>
            <office:change-info>
              <dc:creator>Unknown Author</dc:creator>
              <dc:date>2010-11-11T19:56:00</dc:date>
            </office:change-info>
            <text:p text:style-name="P1"><text:s/></text:p>
          </text:deletion>
        </text:changed-region>
        <text:changed-region text:id="ct984407840">
          <text:deletion>
            <office:change-info>
              <dc:creator>Thiago Colucci</dc:creator>
              <dc:date>2010-11-11T20:58:00</dc:date>
            </office:change-info>
            <text:p text:style-name="P1">Choreography of Web Services is a method of service composition characterized by the fact that there is no central node that controls the entire process.</text:p>
            <text:p text:style-name="P1">Nodes exchange messages to completes their role in the process</text:p>
          </text:deletion>
        </text:changed-region>
        <text:changed-region text:id="ct22771792">
          <text:insertion>
            <office:change-info>
              <dc:creator>Thiago Colucci</dc:creator>
              <dc:date>2010-11-11T20:57:00</dc:date>
            </office:change-info>
          </text:insertion>
        </text:changed-region>
        <text:changed-region text:id="ct984044816">
          <text:deletion>
            <office:change-info>
              <dc:creator>Thiago Colucci</dc:creator>
              <dc:date>2010-11-11T20:58:00</dc:date>
            </office:change-info>
            <text:p text:style-name="P2">Nunca use contrações em textos formais (there's e coisa do gênero). </text:p>
          </text:deletion>
        </text:changed-region>
        <text:changed-region text:id="ct942918368">
          <text:insertion>
            <office:change-info>
              <dc:creator>Thiago Colucci</dc:creator>
              <dc:date>2010-11-11T20:58:00</dc:date>
            </office:change-info>
          </text:insertion>
        </text:changed-region>
        <text:changed-region text:id="ct941705168">
          <text:insertion>
            <office:change-info>
              <dc:creator>Unknown Author</dc:creator>
              <dc:date>2010-11-11T20:45:00</dc:date>
            </office:change-info>
          </text:insertion>
        </text:changed-region>
        <text:changed-region text:id="ct893355408">
          <text:insertion>
            <office:change-info>
              <dc:creator>Fabio Kon</dc:creator>
              <dc:date>2010-11-11T18:08:00</dc:date>
            </office:change-info>
          </text:insertion>
        </text:changed-region>
        <text:changed-region text:id="ct941639728">
          <text:insertion>
            <office:change-info>
              <dc:creator>Fabio Kon</dc:creator>
              <dc:date>2010-11-11T18:09:00</dc:date>
            </office:change-info>
          </text:insertion>
        </text:changed-region>
        <text:changed-region text:id="ct984446800">
          <text:insertion>
            <office:change-info>
              <dc:creator>Thiago Colucci</dc:creator>
              <dc:date>2010-11-11T20:58:00</dc:date>
            </office:change-info>
          </text:insertion>
        </text:changed-region>
        <text:changed-region text:id="ct1018351824">
          <text:deletion>
            <office:change-info>
              <dc:creator>Thiago Colucci</dc:creator>
              <dc:date>2010-11-11T21:14:00</dc:date>
            </office:change-info>
            <text:p text:style-name="P1"><text:s/>of Scalability</text:p>
          </text:deletion>
        </text:changed-region>
        <text:changed-region text:id="ct941637792">
          <text:insertion>
            <office:change-info>
              <dc:creator>Fabio Kon</dc:creator>
              <dc:date>2010-11-11T18:11:00</dc:date>
            </office:change-info>
          </text:insertion>
        </text:changed-region>
        <text:changed-region text:id="ct984595040">
          <text:deletion>
            <office:change-info>
              <dc:creator>Thiago Colucci</dc:creator>
              <dc:date>2010-11-11T20:59:00</dc:date>
            </office:change-info>
            <text:p text:style-name="P1">virtual machine</text:p>
          </text:deletion>
        </text:changed-region>
        <text:changed-region text:id="ct984427968">
          <text:insertion>
            <office:change-info>
              <dc:creator>Thiago Colucci</dc:creator>
              <dc:date>2010-11-11T20:59:00</dc:date>
            </office:change-info>
          </text:insertion>
        </text:changed-region>
        <text:changed-region text:id="ct983299376">
          <text:insertion>
            <office:change-info>
              <dc:creator>Thiago Colucci</dc:creator>
              <dc:date>2010-11-11T21: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at are Web Services?</text:p>
      <text:p text:style-name="P2"/>
      <text:p text:style-name="P1"><text:s/><text:span text:style-name="T2">Web Services are a means to enable the interoperability among application components over the Internet. </text:span><text:s/>They are defined as a set of W3C standards, using HTTP for the transport layer and XML serialization for data interchange.</text:p>
      <text:p text:style-name="P1">The uncoupling of application modules using Web Services is simple and clear, because they are self-contained and self-describing. Due to being based on HTTP, the communication is simplified by reducing efforts with firewalls and other common restraints.</text:p>
      <text:p text:style-name="P2"/>
      <text:p text:style-name="P2"/>
      <text:p text:style-name="P2"/>
      <text:p text:style-name="P2"/>
      <text:p text:style-name="P2"/>
      <text:p text:style-name="P1">Why to create Web Service Composition?</text:p>
      <text:p text:style-name="P2"/>
      <text:p text:style-name="P1">With the development of the Internet, we can now use massive web applications (such as "Gmail”, "Google Docs<text:change text:change-id="ct941636560"/>" and "Amazon.com"). These applications decouple their tasks using Web Services (separating, for example, the login service from the e-mail service).</text:p>
      <text:p text:style-name="P1">Now that <text:change text:change-id="ct110683664"/><text:change-start text:change-id="ct110659584"/>exists<text:change-end text:change-id="ct110659584"/> several services<text:change-start text:change-id="ct982988720"/> to use<text:change-end text:change-id="ct982988720"/><text:change-start text:change-id="ct893362944"/> (????? nós não criamos serviço nenhum... surgiu um “we” no meio do texto de repente, não estávamos falando de “we”)<text:change-end text:change-id="ct893362944"/>, we need to compose them into higher level abstraction services for the application to use. In this context, Orchestration and Choreography of Web services emerged; they are<text:change text:change-id="ct893362592"/> techniques that use <text:s/>descriptive languages and pre-existing services to create new composite services.<text:change-start text:change-id="ct984164320"/></text:p>
      <text:p text:style-name="P1"/>
      <text:p text:style-name="P1">Dest<text:change-end text:change-id="ct984164320"/><text:change-start text:change-id="ct22728480"/>a forma fica certo?<text:change-end text:change-id="ct22728480"/></text:p>
      <text:p text:style-name="P2"/>
      <text:p text:style-name="P2"/>
      <text:p text:style-name="P2"/>
      <text:p text:style-name="P2"/>
      <text:p text:style-name="P2"/>
      <text:p text:style-name="P1">Web Service Orchestration</text:p>
      <text:p text:style-name="P2"/>
      <text:p text:style-name="P1">Orchestration of Web Services is a method of service composition that has a center node that controls the logic of the whole process.</text:p>
      <text:p text:style-name="P1">This node has the responsibility to manage the process, choosing which services will be invoked, how messages are exchanged between these services and how to proceed with the possible exceptions and failures.</text:p>
      <text:p text:style-name="P1">The<text:change text:change-id="ct941704240"/> most popular language used for orquestrations is BPEL (Business Processes Execution Language), described only with XML markers. It has structures to invoke services, <text:s/>handling exceptions <text:s/>and controlling flows <text:s/>(such as while's and if's).</text:p>
      <text:p text:style-name="P2"/>
      <text:p text:style-name="P2"/>
      <text:p text:style-name="P2"/>
      <text:p text:style-name="P2"/>
      <text:p text:style-name="P2"/>
      <text:p text:style-name="P2"/>
      <text:p text:style-name="P1">Web Service Choreography</text:p>
      <text:p text:style-name="P2"/>
      <text:p text:style-name="P1"><text:change text:change-id="ct984407840"/><text:change-start text:change-id="ct22771792"/>Choreography of Web Services is a form of service composition in which the interaction protocol between several partner services is defined from a global perspective. That is, at run-time each participant in a service choreography executes its role according to the behavior of the other participants<text:change-end text:change-id="ct22771792"/>. Thus we can have a greater number of nodes, because, without a concentrator, the process will not overload a single node.</text:p>
      <text:p text:style-name="P1">Nowadays, there is no mainstream language for modeling and enacting choreographies. All the work is done ad-hoc.</text:p>
      <text:p text:style-name="P2"><text:change text:change-id="ct984044816"/><text:change-start text:change-id="ct942918368"/>(ok)<text:change-end text:change-id="ct942918368"/><text:change-start text:change-id="ct941705168"/></text:p>
      <text:p text:style-name="P2"><text:change-end text:change-id="ct941705168"/><text:change-start text:change-id="ct893355408"/><text:soft-page-break/>As primeiras frases d<text:change-end text:change-id="ct893355408"/><text:change-start text:change-id="ct941639728"/>o parágrafo acima estão muito ruins. Revise isso, pense mais.<text:change-end text:change-id="ct941639728"/><text:change-start text:change-id="ct984446800"/>(li a parte introdutória do Chris Peltz sobre coreografia, depois googlei mais um pouco e resumi nisso. O que acha?)<text:change-end text:change-id="ct984446800"/></text:p>
      <text:p text:style-name="P2"/>
      <text:p text:style-name="P2"/>
      <text:p text:style-name="P2"/>
      <text:p text:style-name="P2"/>
      <text:p text:style-name="P2"/>
      <text:p text:style-name="P1">Objectives of the Evaluation<text:change text:change-id="ct1018351824"/></text:p>
      <text:p text:style-name="P2"/>
      <text:p text:style-name="P1">* To find out what is the relationship between the type of composition chosen and its scalability;</text:p>
      <text:p text:style-name="P1">* To find out whether <text:s/>message size influences the response time of the composite system;</text:p>
      <text:p text:style-name="P1">* Create an instance of a large scale choreography to assist the future development of the project Baile.</text:p>
      <text:p text:style-name="P2"/>
      <text:p text:style-name="P2"/>
      <text:p text:style-name="P2"/>
      <text:p text:style-name="P2"/>
      <text:p text:style-name="P2"/>
      <text:p text:style-name="P2"/>
      <text:p text:style-name="P2"/>
      <text:p text:style-name="P2"/>
      <text:p text:style-name="P1">Topology of the Synthetic Compositions</text:p>
      <text:p text:style-name="P2"/>
      <text:p text:style-name="P1">For the execution of the experiments, we created a generator of synthetic compositions. This generator is parameterized with the number of children in each node and the depth of the tree, which may represent either an orchestration, when analyzing only a node and its children, or as a Choreography, when we look at the tree as a whole.</text:p>
      <text:p text:style-name="P1">Using a Ruby script, we instantiate each node in a different Amazon EC2 (Amazon Elastic Compute Cloud)<text:change-start text:change-id="ct941637792"/> <text:change-end text:change-id="ct941637792"/><text:change text:change-id="ct984595040"/><text:change-start text:change-id="ct984427968"/>instance<text:change-end text:change-id="ct984427968"/><text:span text:style-name="T1">.</text:span><text:change-start text:change-id="ct983299376"/><text:span text:style-name="T1">(O termo usual <text:s/>em cloud é “instance” e não “virtual machine”, qual você prefere que eu use?)</text:span><text:change-end text:change-id="ct983299376"/></text:p>
      <text:p text:style-name="P5"/>
      <text:p text:style-name="P2"/>
      <text:p text:style-name="P2"/>
      <text:p text:style-name="P2"/>
      <text:p text:style-name="P1">Example:</text:p>
      <text:p text:style-name="P1">Executing the generator with 3 children per node and depth of 3, the following structure <text:s/>emer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bio Kon</meta:initial-creator>
    <meta:creation-date>2010-11-11T17:47:18</meta:creation-date>
    <dc:date>2010-11-11T21:33:39</dc:date>
    <meta:editing-duration>PT01H51M25S</meta:editing-duration>
    <meta:editing-cycles>11</meta:editing-cycles>
    <meta:generator>NeoOffice/3.1.2$Unix OpenOffice.org_project/Patch 0</meta:generator>
    <dc:creator>Thiago Colucci</dc:creator>
    <meta:document-statistic meta:table-count="0" meta:image-count="0" meta:object-count="0" meta:page-count="2" meta:paragraph-count="34" meta:word-count="630" meta:character-count="3959"/>
  </office:meta>
</office:document-meta>
</file>